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5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8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7" table:default-cell-style-name="ce2"/>
        <table:table-column table:style-name="co28" table:default-cell-style-name="ce2"/>
        <table:table-column table:style-name="co26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6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6" table:default-cell-style-name="ce2"/>
        <table:table-column table:style-name="co37" table:default-cell-style-name="ce2"/>
        <table:table-column table:style-name="co38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6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9.9">
            <text:p>9.9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content-validation-name="val5" office:value-type="float" office:value="2035.35">
            <text:p>2035.35</text:p>
          </table:table-cell>
          <table:table-cell table:style-name="Default" office:value-type="float" office:value="1274.26">
            <text:p>1274.26</text:p>
          </table:table-cell>
          <table:table-cell table:formula="of:=+[.M2]/[.L2]" office:value-type="percentage" office:value="0.626064313263075">
            <text:p>63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864.23">
            <text:p>864.23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">
            <text:p>1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739.19">
            <text:p>739.19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Cephalobidae</text:p>
          </table:table-cell>
          <table:table-cell office:value-type="string">
            <text:p>Chiloplacus</text:p>
          </table:table-cell>
          <table:table-cell/>
          <table:table-cell table:content-validation-name="val4"/>
          <table:table-cell table:content-validation-name="val6" office:value-type="float" office:value="420.68">
            <text:p>420.68</text:p>
          </table:table-cell>
          <table:table-cell table:style-name="Default" office:value-type="float" office:value="275.67">
            <text:p>275.67</text:p>
          </table:table-cell>
          <table:table-cell table:formula="of:=+[.M5]/[.L5]" office:value-type="percentage" office:value="0.655296187125606">
            <text:p>6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3749.97">
            <text:p>3749.97</text:p>
          </table:table-cell>
          <table:table-cell table:style-name="Default" office:value-type="float" office:value="1984.2">
            <text:p>1984.2</text:p>
          </table:table-cell>
          <table:table-cell table:formula="of:=+[.M6]/[.L6]" office:value-type="percentage" office:value="0.529124232993864">
            <text:p>53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1463.04">
            <text:p>1463.04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666">
            <text:p>666</text:p>
          </table:table-cell>
          <table:table-cell table:style-name="Default" office:value-type="float" office:value="352.56">
            <text:p>352.56</text:p>
          </table:table-cell>
          <table:table-cell table:formula="of:=+[.M8]/[.L8]" office:value-type="percentage" office:value="0.529369369369369">
            <text:p>53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7.5">
            <text:p>17.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688.16">
            <text:p>688.16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9">
            <text:p>19</text:p>
          </table:table-cell>
          <table:table-cell table:style-name="Default" office:value-type="float" office:value="139.1">
            <text:p>139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content-validation-name="val6" office:value-type="float" office:value="655.37">
            <text:p>655.37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7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6:44.36</dc:date>
    <dc:creator>Lawrence Perepolkin</dc:creator>
    <meta:editing-duration>PT9H45M57S</meta:editing-duration>
    <meta:editing-cycles>43</meta:editing-cycles>
    <meta:generator>OpenOffice/4.1.12$Win32 OpenOffice.org_project/4112m1$Build-9809</meta:generator>
    <meta:document-statistic meta:table-count="3" meta:cell-count="168" meta:object-count="0"/>
  </office:meta>
</office:document-meta>
</file>